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7mm" svg:height="90.04mm" svg:x="50.66mm" svg:y="136.53mm">
            <loext:p draw:notify-on-update-of-ranges="Foglio1.A24:Foglio1.A29 Foglio1.B24:Foglio1.B29 Foglio1.C24:Foglio1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3000x3000</text:p>
          </table:table-cell>
        </table:table-row>
        <table:table-row table:style-name="ro1">
          <table:table-cell office:value-type="string" calcext:value-type="string">
            <text:p># Thread</text:p>
          </table:table-cell>
          <table:table-cell office:value-type="string" calcext:value-type="string">
            <text:p>NO_Task</text:p>
          </table:table-cell>
          <table:table-cell office:value-type="string" calcext:value-type="string">
            <text:p>SI_Tas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3" calcext:value-type="float">
            <text:p>953</text:p>
          </table:table-cell>
          <table:table-cell office:value-type="float" office:value="996" calcext:value-type="float">
            <text:p>9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9" calcext:value-type="float">
            <text:p>1119</text:p>
          </table:table-cell>
          <table:table-cell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9" calcext:value-type="float">
            <text:p>1139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41" calcext:value-type="float">
            <text:p>1741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4000x4000</text:p>
          </table:table-cell>
        </table:table-row>
        <table:table-row table:style-name="ro1">
          <table:table-cell office:value-type="string" calcext:value-type="string">
            <text:p># Thread</text:p>
          </table:table-cell>
          <table:table-cell office:value-type="string" calcext:value-type="string">
            <text:p>NO_Task</text:p>
          </table:table-cell>
          <table:table-cell office:value-type="string" calcext:value-type="string">
            <text:p>SI_Tas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8" calcext:value-type="float">
            <text:p>2998</text:p>
          </table:table-cell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7" calcext:value-type="float">
            <text:p>2997</text:p>
          </table:table-cell>
          <table:table-cell office:value-type="float" office:value="1754" calcext:value-type="float">
            <text:p>17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9" calcext:value-type="float">
            <text:p>3009</text:p>
          </table:table-cell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1" calcext:value-type="float">
            <text:p>3001</text:p>
          </table:table-cell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8" calcext:value-type="float">
            <text:p>2988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105" calcext:value-type="float">
            <text:p>3105</text:p>
          </table:table-cell>
          <table:table-cell table:style-name="ce1" office:value-type="float" office:value="1848" calcext:value-type="float">
            <text:p>18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28:45.480780707</meta:creation-date>
    <dc:date>2019-04-08T15:32:03.681583082</dc:date>
    <meta:editing-duration>PT22M58S</meta:editing-duration>
    <meta:editing-cycles>2</meta:editing-cycles>
    <meta:generator>LibreOffice/5.1.6.2$Linux_X86_64 LibreOffice_project/10m0$Build-2</meta:generator>
    <meta:document-statistic meta:table-count="1" meta:cell-count="4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655cm" svg:y="3.954cm" style:legend-expansion="high" chart:style-name="ch2"/>
        <chart:plot-area chart:style-name="ch3" table:cell-range-address="Foglio1.A24:Foglio1.C29" chart:data-source-has-labels="column" svg:x="0.319cm" svg:y="0.18cm" svg:width="13.017cm" svg:height="8.645cm">
          <chartooo:coordinate-region svg:x="1.311cm" svg:y="0.379cm" svg:width="12.025cm" svg:height="7.799cm"/>
          <chart:axis chart:dimension="x" chart:name="primary-x" chart:style-name="ch4" chartooo:axis-type="auto">
            <chartooo:date-scale/>
            <chart:categories table:cell-range-address="Foglio1.A24:Foglio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4:Foglio1.B29" chart:class="chart:bar">
            <chart:data-point chart:repeated="6"/>
          </chart:series>
          <chart:series chart:style-name="ch8" chart:values-cell-range-address="Foglio1.C24:Foglio1.C2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# Thread</text:p>
                <draw:g>
                  <svg:desc>Foglio1.A24:Foglio1.A29</svg:desc>
                </draw:g>
              </table:table-cell>
              <table:table-cell office:value-type="float" office:value="NaN">
                <text:p>NaN</text:p>
                <draw:g>
                  <svg:desc>Foglio1.B24:Foglio1.B29</svg:desc>
                </draw:g>
              </table:table-cell>
              <table:table-cell office:value-type="float" office:value="NaN">
                <text:p>NaN</text:p>
                <draw:g>
                  <svg:desc>Foglio1.C24:Foglio1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98">
                <text:p>2998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97">
                <text:p>2997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09">
                <text:p>300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01">
                <text:p>3001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88">
                <text:p>2988</text:p>
              </table:table-cell>
              <table:table-cell office:value-type="float" office:value="1752">
                <text:p>1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